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99" draw:textarea-horizontal-align="center" draw:textarea-vertical-align="top"/>
    </style:style>
    <style:style style:name="gr2" style:family="graphic" style:parent-style-name="standard">
      <style:graphic-properties draw:fill="solid" draw:fill-color="#e6e64c" draw:textarea-horizontal-align="center" draw:textarea-vertical-align="top"/>
    </style:style>
    <style:style style:name="gr3" style:family="graphic" style:parent-style-name="standard">
      <style:graphic-properties draw:stroke="none" draw:fill="none" draw:fill-color="#ffcc99" draw:textarea-horizontal-align="center" draw:textarea-vertical-align="middle"/>
    </style:style>
    <style:style style:name="gr4" style:family="graphic" style:parent-style-name="standard">
      <style:graphic-properties draw:stroke="none" draw:fill="none" draw:fill-color="#c0c0c0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6cm" svg:height="7cm" svg:x="2cm" svg:y="2cm">
          <text:p text:style-name="P1">Infrastructure</text:p>
        </draw:rect>
        <draw:rect draw:style-name="gr2" draw:text-style-name="P1" draw:layer="layout" svg:width="6cm" svg:height="4cm" svg:x="3cm" svg:y="4cm">
          <text:p text:style-name="P1">class Shape</text:p>
          <text:p text:style-name="P1"/>
          <text:p text:style-name="P1">Easy to</text:p>
          <text:p text:style-name="P1">manipulate</text:p>
        </draw:rect>
        <draw:rect draw:style-name="gr2" draw:text-style-name="P1" draw:layer="layout" svg:width="6cm" svg:height="4cm" svg:x="12cm" svg:y="4cm">
          <text:p text:style-name="P1">class Glyph</text:p>
          <text:p text:style-name="P1"/>
          <text:p text:style-name="P1">Converts Shapes</text:p>
          <text:p text:style-name="P1">into arrays that</text:p>
          <text:p text:style-name="P1">OpenGL can eat</text:p>
        </draw:rect>
        <draw:rect draw:style-name="gr2" draw:text-style-name="P1" draw:layer="layout" svg:width="6cm" svg:height="4cm" svg:x="21cm" svg:y="4cm">
          <text:p text:style-name="P1">class Renderer</text:p>
          <text:p text:style-name="P1"/>
          <text:p text:style-name="P1">Calls GL draw</text:p>
          <text:p text:style-name="P1">functions like</text:p>
          <text:p text:style-name="P1">glDrawElements</text:p>
        </draw:rect>
        <draw:rect draw:style-name="gr3" draw:text-style-name="P1" draw:layer="layout" svg:width="6cm" svg:height="4cm" svg:x="3cm" svg:y="11cm">
          <text:p/>
        </draw:rect>
        <draw:polygon draw:style-name="gr4" draw:text-style-name="P1" draw:layer="layout" svg:width="5.999cm" svg:height="2.999cm" draw:transform="rotate (3.1415926535892) translate (9.00000000000059cm 10.9999999999988cm)" svg:viewBox="0 0 6000 3000" draw:points="4000,-22000 2000,-22000 2000,-21000 0,-21000 3000,-19000 6000,-21000 4000,-21000">
          <text:p/>
        </draw:polygon>
        <draw:polygon draw:style-name="gr5" draw:text-style-name="P1" draw:layer="layout" svg:width="2.999cm" svg:height="3.999cm" draw:transform="rotate (3.1415926535892) translate (12.0000000000012cm 7.99999999999911cm)" svg:viewBox="0 0 3000 4000" draw:points="3000,-13000 3000,-15000 1500,-15000 1500,-16000 0,-14000 1500,-12000 1500,-13000">
          <text:p/>
        </draw:polygon>
        <draw:polygon draw:style-name="gr5" draw:text-style-name="P1" draw:layer="layout" svg:width="2.999cm" svg:height="3.999cm" draw:transform="rotate (3.1415926535892) translate (21.0000000000012cm 7.99999999999911cm)" svg:viewBox="0 0 3000 4000" draw:points="3000,-13000 3000,-15000 1500,-15000 1500,-16000 0,-14000 1500,-12000 1500,-130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Hartley</meta:initial-creator>
    <meta:creation-date>2010-07-19T23:20:47.43</meta:creation-date>
    <dc:date>2010-07-20T00:04:48.65</dc:date>
    <dc:creator>Jonathan Hartley</dc:creator>
    <meta:editing-duration>PT00H28M37S</meta:editing-duration>
    <meta:editing-cycles>4</meta:editing-cycles>
    <meta:generator>OpenOffice.org/3.2$Win32 OpenOffice.org_project/320m12$Build-9483</meta:generator>
    <meta:document-statistic meta:object-count="8"/>
  </office:meta>
</office:document-meta>
</file>